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d4be"/>
    </style:style>
    <style:style style:name="P2" style:family="paragraph" style:parent-style-name="Standard">
      <style:text-properties fo:color="#158466" loext:opacity="100%" fo:font-style="normal" style:text-underline-style="none" fo:font-weight="bold" officeooo:paragraph-rsid="0004d4be" style:font-style-asian="normal" style:font-weight-asian="bold" style:font-style-complex="normal" style:font-weight-complex="bold"/>
    </style:style>
    <style:style style:name="P3" style:family="paragraph" style:parent-style-name="Standard">
      <style:text-properties fo:color="#158466" loext:opacity="100%" fo:font-weight="bold" style:font-weight-asian="bold" style:font-weight-complex="bold"/>
    </style:style>
    <style:style style:name="P4" style:family="paragraph" style:parent-style-name="Standard">
      <style:text-properties fo:color="#158466" loext:opacity="100%" fo:font-weight="bold" officeooo:paragraph-rsid="0006135e" style:font-weight-asian="bold" style:font-weight-complex="bold"/>
    </style:style>
    <style:style style:name="P5" style:family="paragraph" style:parent-style-name="Standard">
      <style:text-properties fo:color="#158466" loext:opacity="100%"/>
    </style:style>
    <style:style style:name="P6" style:family="paragraph" style:parent-style-name="Standard">
      <style:text-properties fo:color="#158466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04d4be" officeooo:paragraph-rsid="0004d4be"/>
    </style:style>
    <style:style style:name="P8" style:family="paragraph" style:parent-style-name="Standard">
      <style:text-properties officeooo:paragraph-rsid="00063e40"/>
    </style:style>
    <style:style style:name="P9" style:family="paragraph" style:parent-style-name="Standard">
      <style:text-properties officeooo:rsid="00063e40" officeooo:paragraph-rsid="00063e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135e" style:font-weight-asian="bold" style:font-weight-complex="bold"/>
    </style:style>
    <style:style style:name="T3" style:family="text">
      <style:text-properties fo:color="#158466" loext:opacity="100%"/>
    </style:style>
    <style:style style:name="T4" style:family="text">
      <style:text-properties fo:color="#158466" loext:opacity="100%" fo:font-weight="bold" style:font-weight-asian="bold" style:font-weight-complex="bold"/>
    </style:style>
    <style:style style:name="T5" style:family="text">
      <style:text-properties fo:color="#158466" loext:opacity="100%" fo:font-weight="normal" style:font-weight-asian="normal" style:font-weight-complex="normal"/>
    </style:style>
    <style:style style:name="T6" style:family="text">
      <style:text-properties fo:color="#158466" loext:opacity="100%" officeooo:rsid="0004d4be"/>
    </style:style>
    <style:style style:name="T7" style:family="text">
      <style:text-properties officeooo:rsid="0004d4be"/>
    </style:style>
    <style:style style:name="T8" style:family="text">
      <style:text-properties officeooo:rsid="0006135e"/>
    </style:style>
    <style:style style:name="T9" style:family="text">
      <style:text-properties officeooo:rsid="00063e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forty Online Shopping Platform</text:p>
      <text:p text:style-name="Standard"/>
      <text:p text:style-name="Standard">Author : <text:span text:style-name="T7">Syeda</text:span> Esha <text:s/></text:p>
      <text:p text:style-name="Standard">Role: Lead <text:span text:style-name="T7">Student and </text:span>Developer <text:span text:style-name="T9">at (giaic)</text:span></text:p>
      <text:p text:style-name="P8">Developer <text:span text:style-name="T9">of the platform </text:span>Comforty Online Shopping <text:s/></text:p>
      <text:p text:style-name="Standard"/>
      <text:p text:style-name="Standard"/>
      <text:p text:style-name="Standard"/>
      <text:p text:style-name="P3">Overview</text:p>
      <text:p text:style-name="Standard">This document provides the **technical structure** and **enhanced workflows** for the **<text:span text:style-name="T3">Comforty</text:span> Online Shopping Platform**. It includes the system architecture, key workflows, API endpoints, and a roadmap for development and deployment.</text:p>
      <text:p text:style-name="Standard"/>
      <text:p text:style-name="Standard"/>
      <text:p text:style-name="Standard"/>
      <text:p text:style-name="P3"><text:s/>System Architecture</text:p>
      <text:p text:style-name="Standard"/>
      <text:p text:style-name="Standard"/>
      <text:p text:style-name="Standard">[Frontend (Next.js)] <text:s/></text:p>
      <text:p text:style-name="Standard">| <text:s/></text:p>
      <text:p text:style-name="Standard">v <text:s/></text:p>
      <text:p text:style-name="Standard">[Sanity CMS] &lt;--------&gt; [Product Data API] <text:s/></text:p>
      <text:p text:style-name="Standard">| ^ <text:s/></text:p>
      <text:p text:style-name="Standard">| | <text:s/></text:p>
      <text:p text:style-name="Standard">[Third-Party APIs] &lt;----&gt; [(ShipEngine) Shipment Tracking API] <text:s/></text:p>
      <text:p text:style-name="Standard">| | <text:s/></text:p>
      <text:p text:style-name="Standard">| v <text:s/></text:p>
      <text:p text:style-name="Standard">| [Payment Gateway (Stripe)] <text:s/></text:p>
      <text:p text:style-name="Standard">| <text:s/></text:p>
      <text:p text:style-name="Standard">v <text:s/></text:p>
      <text:p text:style-name="Standard">[Authentication (NextAuth)] <text:s/></text:p>
      <text:p text:style-name="Standard"/>
      <text:p text:style-name="P3">Component Descriptions</text:p>
      <text:p text:style-name="Standard"/>
      <text:p text:style-name="P3">Frontend Next.js</text:p>
      <text:p text:style-name="Standard"><text:s text:c="2"/>- Provides a responsive and user-friendly interface for browsing products, managing carts, and interacting with the platform.</text:p>
      <text:p text:style-name="Standard"><text:s text:c="2"/>- Handles dynamic routing and integrates seamlessly with backend APIs.</text:p>
      <text:p text:style-name="P5"/>
      <text:p text:style-name="P5"><text:span text:style-name="T1">Sanity CM</text:span><text:span text:style-name="T2">S</text:span></text:p>
      <text:p text:style-name="Standard"><text:s text:c="2"/>- Centralized system for managing product details, user data, orders, and inventory.</text:p>
      <text:p text:style-name="Standard"><text:s text:c="2"/>- Exposes APIs for fetching and updating content dynamically.</text:p>
      <text:p text:style-name="Standard"/>
      <text:p text:style-name="P4"><text:s/>Third-Party APIs</text:p>
      <text:p text:style-name="Standard"><text:s text:c="2"/>1. Shipment Tracking API (ShipEngine): Fetches real-time shipping updates and generates tracking details.</text:p>
      <text:p text:style-name="Standard"><text:s text:c="2"/>2. Payment Gateway (Stripe): Processes secure payments and manages transaction data.</text:p>
      <text:p text:style-name="Standard"/>
      <text:p text:style-name="Standard">- **Authentication (NextAuth)**: <text:s/></text:p>
      <text:p text:style-name="Standard"><text:soft-page-break/><text:s text:c="2"/>- Handles user registration, login, and secure session management.</text:p>
      <text:p text:style-name="Standard"><text:s text:c="2"/>- Provides integration with multiple providers like Google and email/password.</text:p>
      <text:p text:style-name="Standard"/>
      <text:p text:style-name="Standard">---</text:p>
      <text:p text:style-name="Standard"/>
      <text:p text:style-name="Standard">## Key Workflows</text:p>
      <text:p text:style-name="P3"/>
      <text:p text:style-name="P3">User Authentication</text:p>
      <text:p text:style-name="Standard"><text:span text:style-name="T3"><text:s text:c="3"/>Process</text:span></text:p>
      <text:p text:style-name="Standard"><text:s text:c="2"/>- User signs up or logs in via NextAuth.</text:p>
      <text:p text:style-name="Standard"><text:s text:c="2"/>- Credentials are verified, and user profiles are stored securely in Sanity CMS.</text:p>
      <text:p text:style-name="Standard"/>
      <text:p text:style-name="P3">Product Browsing</text:p>
      <text:p text:style-name="P5">Process</text:p>
      <text:p text:style-name="Standard"><text:s text:c="2"/>- User explores product categories on the frontend.</text:p>
      <text:p text:style-name="Standard"><text:s text:c="2"/>- Sanity CMS API fetches product data (name, price, stock, description, images).</text:p>
      <text:p text:style-name="Standard"><text:s text:c="2"/>- Dynamic product listings are rendered on the frontend.</text:p>
      <text:p text:style-name="Standard"/>
      <text:p text:style-name="P3"><text:s/>Cart Management</text:p>
      <text:p text:style-name="Standard"><text:span text:style-name="T3"><text:s text:c="4"/>Proces</text:span><text:span text:style-name="T6">s</text:span></text:p>
      <text:p text:style-name="Standard"><text:s text:c="2"/>- User adds items to the cart.</text:p>
      <text:p text:style-name="Standard"><text:s text:c="2"/>- Cart items are stored in local storage and synchronized with the backend.</text:p>
      <text:p text:style-name="Standard">- The total price is calculated dynamically, and users can proceed to checkout.</text:p>
      <text:p text:style-name="Standard"/>
      <text:p text:style-name="P3">Order Placement</text:p>
      <text:p text:style-name="P5">Process</text:p>
      <text:p text:style-name="Standard"><text:s text:c="2"/>- User provides shipping details and places an order.</text:p>
      <text:p text:style-name="Standard"><text:s text:c="2"/>- Order data is sent to Sanity CMS.</text:p>
      <text:p text:style-name="Standard"><text:s text:c="2"/>- Payment is processed via Stripe, and confirmation is sent to the user via email.</text:p>
      <text:p text:style-name="Standard"/>
      <text:p text:style-name="P3">Shipment Tracking</text:p>
      <text:p text:style-name="Standard"><text:span text:style-name="T4"><text:s text:c="4"/></text:span><text:span text:style-name="T5">Process</text:span></text:p>
      <text:p text:style-name="Standard"><text:s text:c="2"/>- Post-order, shipment details are updated using ShipEngine.</text:p>
      <text:p text:style-name="Standard"><text:s text:c="2"/>- Real-time tracking information is displayed on the user's account page.</text:p>
      <text:p text:style-name="Standard"/>
      <text:p text:style-name="P3"><text:s/>Inventory Management</text:p>
      <text:p text:style-name="Standard">- **Process**:</text:p>
      <text:p text:style-name="Standard"><text:s text:c="2"/>- Sanity CMS manages product stock levels.</text:p>
      <text:p text:style-name="Standard"><text:s text:c="2"/>- Out-of-stock products are marked unavailable.</text:p>
      <text:p text:style-name="Standard"><text:s text:c="2"/>- Stock is updated dynamically upon order placement.</text:p>
      <text:p text:style-name="Standard"/>
      <text:p text:style-name="Standard"/>
      <text:p text:style-name="Standard"/>
      <text:p text:style-name="Standard"><text:s/><text:span text:style-name="T4">API Endpoints</text:span></text:p>
      <text:p text:style-name="Standard"/>
      <text:p text:style-name="Standard">| Endpoint <text:s text:c="12"/>| Method | Purpose <text:s text:c="25"/>| Response Example <text:s text:c="47"/>|</text:p>
      <text:p text:style-name="Standard">|----------------------|--------|----------------------------------|----------------------------------------------------------------|</text:p>
      <text:p text:style-name="Standard"><text:soft-page-break/>| `/products` <text:s text:c="9"/>| GET <text:s text:c="3"/>| Fetch all product details <text:s text:c="7"/>| `[ { "name": "Sofa", "price": 500, "stock": 10 } ]` <text:s text:c="7"/>|</text:p>
      <text:p text:style-name="Standard">| `/cart` <text:s text:c="13"/>| POST <text:s text:c="2"/>| Add product to cart <text:s text:c="13"/>| `{ "cartId": 123, "items": [...] }` <text:s text:c="25"/>|</text:p>
      <text:p text:style-name="Standard">| `/order` <text:s text:c="12"/>| POST <text:s text:c="2"/>| Submit order details <text:s text:c="12"/>| `{ "orderId": 456, "status": "success" }` <text:s text:c="18"/>|</text:p>
      <text:p text:style-name="Standard">| `/shipment-tracking` | GET <text:s text:c="3"/>| Fetch shipment tracking details <text:s/>| `{ "trackingId": "SHIP123", "status": "In Transit" }` <text:s text:c="5"/>|</text:p>
      <text:p text:style-name="Standard">| `/wishlist` <text:s text:c="9"/>| POST <text:s text:c="2"/>| Add product to wishlist <text:s text:c="9"/>| `{ "wishlistId": 789, "items": [...] }` <text:s text:c="21"/>|</text:p>
      <text:p text:style-name="Standard">| `/inventory` <text:s text:c="8"/>| GET <text:s text:c="3"/>| Fetch product inventory details <text:s/>| `{ "productId": 321, "stock": 15 }` <text:s text:c="25"/>|</text:p>
      <text:p text:style-name="Standard"/>
      <text:p text:style-name="Standard">---</text:p>
      <text:p text:style-name="P3"/>
      <text:p text:style-name="P3">Sanity Schema Example</text:p>
      <text:p text:style-name="Standard"/>
      <text:p text:style-name="P9">```</text:p>
      <text:p text:style-name="Standard">import { defineType, defineField } from "sanity";</text:p>
      <text:p text:style-name="Standard"/>
      <text:p text:style-name="Standard">export const productSchema = defineType({</text:p>
      <text:p text:style-name="Standard"><text:s text:c="2"/>name: "product",</text:p>
      <text:p text:style-name="Standard"><text:s text:c="2"/>title: "Products",</text:p>
      <text:p text:style-name="Standard"><text:s text:c="2"/>type: "document",</text:p>
      <text:p text:style-name="Standard"><text:s text:c="2"/>fields: [</text:p>
      <text:p text:style-name="Standard"><text:s text:c="4"/>defineField({</text:p>
      <text:p text:style-name="Standard"><text:s text:c="6"/>name: "name",</text:p>
      <text:p text:style-name="Standard"><text:s text:c="6"/>title: "Product Name",</text:p>
      <text:p text:style-name="Standard"><text:s text:c="6"/>type: "string",</text:p>
      <text:p text:style-name="Standard"><text:s text:c="6"/>validation: (Rule) =&gt; Rule.required(),</text:p>
      <text:p text:style-name="Standard"><text:s text:c="4"/>}),</text:p>
      <text:p text:style-name="Standard"><text:s text:c="4"/>defineField({</text:p>
      <text:p text:style-name="Standard"><text:s text:c="6"/>name: "slug",</text:p>
      <text:p text:style-name="Standard"><text:s text:c="6"/>title: "Slug",</text:p>
      <text:p text:style-name="Standard"><text:s text:c="6"/>type: "slug",</text:p>
      <text:p text:style-name="Standard"><text:s text:c="6"/>options: { source: "name", maxLength: 96 },</text:p>
      <text:p text:style-name="Standard"><text:s text:c="6"/>validation: (Rule) =&gt; Rule.required(),</text:p>
      <text:p text:style-name="Standard"><text:s text:c="4"/>}),</text:p>
      <text:p text:style-name="Standard"><text:s text:c="4"/>defineField({</text:p>
      <text:p text:style-name="Standard"><text:s text:c="6"/>name: "image",</text:p>
      <text:p text:style-name="Standard"><text:s text:c="6"/>title: "Product Image",</text:p>
      <text:p text:style-name="Standard"><text:s text:c="6"/>type: "image",</text:p>
      <text:p text:style-name="Standard"><text:s text:c="6"/>options: { hotspot: true },</text:p>
      <text:p text:style-name="Standard"><text:s text:c="6"/>validation: (Rule) =&gt; Rule.required(),</text:p>
      <text:p text:style-name="Standard"><text:s text:c="4"/>}),</text:p>
      <text:p text:style-name="Standard"><text:s text:c="4"/>defineField({</text:p>
      <text:p text:style-name="Standard"><text:s text:c="6"/>name: "price",</text:p>
      <text:p text:style-name="Standard"><text:s text:c="6"/>title: "Price",</text:p>
      <text:p text:style-name="Standard"><text:s text:c="6"/>type: "number",</text:p>
      <text:p text:style-name="Standard"><text:soft-page-break/><text:s text:c="6"/>validation: (Rule) =&gt; Rule.required().min(0),</text:p>
      <text:p text:style-name="Standard"><text:s text:c="4"/>}),</text:p>
      <text:p text:style-name="Standard"><text:s text:c="4"/>defineField({</text:p>
      <text:p text:style-name="Standard"><text:s text:c="6"/>name: "stock",</text:p>
      <text:p text:style-name="Standard"><text:s text:c="6"/>title: "Stock Quantity",</text:p>
      <text:p text:style-name="Standard"><text:s text:c="6"/>type: "number",</text:p>
      <text:p text:style-name="Standard"><text:s text:c="6"/>validation: (Rule) =&gt; Rule.required().min(0),</text:p>
      <text:p text:style-name="Standard"><text:s text:c="4"/>}),</text:p>
      <text:p text:style-name="Standard"><text:s text:c="4"/>defineField({</text:p>
      <text:p text:style-name="Standard"><text:s text:c="6"/>name: "description",</text:p>
      <text:p text:style-name="Standard"><text:s text:c="6"/>title: "Description",</text:p>
      <text:p text:style-name="Standard"><text:s text:c="6"/>type: "text",</text:p>
      <text:p text:style-name="Standard"><text:s text:c="4"/>}),</text:p>
      <text:p text:style-name="Standard"><text:s text:c="2"/>],</text:p>
      <text:p text:style-name="Standard">});</text:p>
      <text:p text:style-name="Standard">```</text:p>
      <text:p text:style-name="P7">```</text:p>
      <text:p text:style-name="Standard"/>
      <text:p text:style-name="P6">Technical Roadmap</text:p>
      <text:p text:style-name="P6"/>
      <text:p text:style-name="P3">Development Phase</text:p>
      <text:p text:style-name="Standard"/>
      <text:p text:style-name="Standard"><text:s/><text:span text:style-name="T4">Authentication</text:span></text:p>
      <text:p text:style-name="Standard">- Implement NextAuth for user registration and login.</text:p>
      <text:p text:style-name="Standard">- Integrate with Sanity CMS for storing user profiles.</text:p>
      <text:p text:style-name="Standard"/>
      <text:p text:style-name="P3">Product Management</text:p>
      <text:p text:style-name="Standard">- Set up Sanity CMS schemas for product details.</text:p>
      <text:p text:style-name="Standard">- Build APIs to fetch product data dynamically.</text:p>
      <text:p text:style-name="Standard"/>
      <text:p text:style-name="P3">Cart and Wishlist</text:p>
      <text:p text:style-name="Standard">- Develop add-to-cart and wishlist functionalities.</text:p>
      <text:p text:style-name="Standard">- Sync cart data between local storage and the backend.</text:p>
      <text:p text:style-name="Standard"/>
      <text:p text:style-name="Standard"><text:s/><text:span text:style-name="T4">Payments</text:span></text:p>
      <text:p text:style-name="Standard">- Integrate Stripe for payment processing.</text:p>
      <text:p text:style-name="Standard">- Implement secure payment flow with error handling.</text:p>
      <text:p text:style-name="Standard"/>
      <text:p text:style-name="P3">Shipment Tracking</text:p>
      <text:p text:style-name="Standard">- Integrate <text:span text:style-name="T3">ShipEngine</text:span> for real-time shipment updates.</text:p>
      <text:p text:style-name="Standard">- Build user interfaces for tracking orders.</text:p>
      <text:p text:style-name="Standard"/>
      <text:p text:style-name="P3"><text:s/>Inventory Management</text:p>
      <text:p text:style-name="Standard">- Implement stock updates in Sanity CMS.</text:p>
      <text:p text:style-name="Standard">- Prevent users from ordering out-of-stock items.</text:p>
      <text:p text:style-name="Standard"/>
      <text:p text:style-name="P3">Testing Phase</text:p>
      <text:p text:style-name="Standard"/>
      <text:p text:style-name="Standard">Conduct end-to-end testing for all workflows.</text:p>
      <text:p text:style-name="Standard"><text:soft-page-break/><text:s/>Validate API responses and user experience.</text:p>
      <text:p text:style-name="Standard"><text:s/>Perform security audits for sensitive data handling.</text:p>
      <text:p text:style-name="P1"><text:s/></text:p>
      <text:p text:style-name="P2"><text:s/>Deployment Phase</text:p>
      <text:p text:style-name="Standard"/>
      <text:p text:style-name="Standard"><text:s/>Deploy the platform on **Vercel** for seamless scalability.</text:p>
      <text:p text:style-name="Standard">Monitor performance and address user feedback.</text:p>
      <text:p text:style-name="Standard"/>
      <text:p text:style-name="Standard"/>
      <text:p text:style-name="Standard"/>
      <text:p text:style-name="P3">Conclusion</text:p>
      <text:p text:style-name="Standard">The <text:span text:style-name="T5">Comforty</text:span> Online Shopping Platform** aims to deliver an exceptional eCommerce experience with a focus on user convenience, dynamic data management, and real-time tracking. By leveraging modern frameworks and <text:span text:style-name="T5">APIs</text:span>, the platform ensures a secure, efficient, and scalable solution for online furniture shopping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7:04:33.005047571</meta:creation-date>
    <dc:date>2025-01-18T17:23:35.641289617</dc:date>
    <meta:editing-duration>PT8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52" meta:word-count="795" meta:character-count="6011" meta:non-whitespace-character-count="4769"/>
  </office:meta>
</office:document-meta>
</file>